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4.106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3.939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53cm"/>
    </style:style>
    <style:style style:name="co18" style:family="table-column">
      <style:table-column-properties fo:break-before="auto" style:column-width="4.551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3.385cm"/>
    </style:style>
    <style:style style:name="co22" style:family="table-column">
      <style:table-column-properties fo:break-before="auto" style:column-width="4.3cm"/>
    </style:style>
    <style:style style:name="co23" style:family="table-column">
      <style:table-column-properties fo:break-before="auto" style:column-width="3.246cm"/>
    </style:style>
    <style:style style:name="co24" style:family="table-column">
      <style:table-column-properties fo:break-before="auto" style:column-width="3.302cm"/>
    </style:style>
    <style:style style:name="co25" style:family="table-column">
      <style:table-column-properties fo:break-before="auto" style:column-width="2.829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3.217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69cm"/>
    </style:style>
    <style:style style:name="co31" style:family="table-column">
      <style:table-column-properties fo:break-before="auto" style:column-width="4.023cm"/>
    </style:style>
    <style:style style:name="co32" style:family="table-column">
      <style:table-column-properties fo:break-before="auto" style:column-width="2.552cm"/>
    </style:style>
    <style:style style:name="co33" style:family="table-column">
      <style:table-column-properties fo:break-before="auto" style:column-width="2.886cm"/>
    </style:style>
    <style:style style:name="co34" style:family="table-column">
      <style:table-column-properties fo:break-before="auto" style:column-width="2.997cm"/>
    </style:style>
    <style:style style:name="co35" style:family="table-column">
      <style:table-column-properties fo:break-before="auto" style:column-width="2.441cm"/>
    </style:style>
    <style:style style:name="co36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IENTE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ID_CLIENTE</text:p>
          </table:table-cell>
          <table:table-cell office:value-type="string">
            <text:p>NOME</text:p>
          </table:table-cell>
          <table:table-cell office:value-type="string">
            <text:p>SOBRENOME</text:p>
          </table:table-cell>
          <table:table-cell office:value-type="string">
            <text:p>CPF</text:p>
          </table:table-cell>
          <table:table-cell office:value-type="string">
            <text:p>RG</text:p>
          </table:table-cell>
          <table:table-cell office:value-type="string">
            <text:p>SENHA</text:p>
          </table:table-cell>
          <table:table-cell office:value-type="string">
            <text:p>USUARIO</text:p>
          </table:table-cell>
          <table:table-cell office:value-type="string">
            <text:p>ID_EMPRESA <text:s/>FK</text:p>
          </table:table-cell>
          <table:table-cell office:value-type="string">
            <text:p>AVALIACAO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</table:table>
      <table:table table:name="ID_END_CLIENTE" table:style-name="ta1" table:print="false"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Default"/>
        <table:table-row table:style-name="ro1">
          <table:table-cell office:value-type="string">
            <text:p>ID_END_CLIENTE</text:p>
          </table:table-cell>
          <table:table-cell office:value-type="string">
            <text:p>RUA</text:p>
          </table:table-cell>
          <table:table-cell office:value-type="string">
            <text:p>NUMERO</text:p>
          </table:table-cell>
          <table:table-cell office:value-type="string">
            <text:p>CEP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BAIRRO</text:p>
          </table:table-cell>
          <table:table-cell office:value-type="string">
            <text:p>ID_CLIENTE FK</text:p>
          </table:table-cell>
        </table:table-row>
        <table:table-row table:style-name="ro1" table:number-rows-repeated="14">
          <table:table-cell table:number-columns-repeated="8"/>
        </table:table-row>
        <table:table-row table:style-name="ro1" table:number-rows-repeated="5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</table:table>
      <table:table table:name="ID_CONTATO_CLIENTE" table:style-name="ta1" table:print="false"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row table:style-name="ro1">
          <table:table-cell office:value-type="string">
            <text:p>ID_CONTATO_CLIENTE</text:p>
          </table:table-cell>
          <table:table-cell office:value-type="string">
            <text:p>TEL</text:p>
          </table:table-cell>
          <table:table-cell office:value-type="string">
            <text:p>CEL</text:p>
          </table:table-cell>
          <table:table-cell office:value-type="string">
            <text:p>EMAIL</text:p>
          </table:table-cell>
          <table:table-cell office:value-type="string">
            <text:p>INSTAGRAM</text:p>
          </table:table-cell>
          <table:table-cell office:value-type="string">
            <text:p>FACE</text:p>
          </table:table-cell>
          <table:table-cell office:value-type="string">
            <text:p>ID_CLIENTE FK</text:p>
          </table:table-cell>
          <table:table-cell/>
        </table:table-row>
        <table:table-row table:style-name="ro1" table:number-rows-repeated="16">
          <table:table-cell table:number-columns-repeated="8"/>
        </table:table-row>
        <table:table-row table:style-name="ro1" table:number-rows-repeated="3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</table:table>
      <table:table table:name="ID_EMPRESA" table:style-name="ta1" table:print="false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ID_EMPRESA</text:p>
          </table:table-cell>
          <table:table-cell office:value-type="string">
            <text:p>RAZAO_SOCIAL</text:p>
          </table:table-cell>
          <table:table-cell office:value-type="string">
            <text:p>CNPJ</text:p>
          </table:table-cell>
          <table:table-cell office:value-type="string">
            <text:p>NOME_FANTASIA</text:p>
          </table:table-cell>
          <table:table-cell office:value-type="string">
            <text:p>NOME_RESPONSAVEL</text:p>
          </table:table-cell>
          <table:table-cell office:value-type="string">
            <text:p>IE</text:p>
          </table:table-cell>
          <table:table-cell office:value-type="string">
            <text:p>IM</text:p>
          </table:table-cell>
          <table:table-cell office:value-type="string">
            <text:p>SOBRE_EMPRESA</text:p>
          </table:table-cell>
          <table:table-cell office:value-type="string">
            <text:p>ID_CLIENTE <text:s/>FK</text:p>
          </table:table-cell>
          <table:table-cell office:value-type="string">
            <text:p>AVALIACAO</text:p>
          </table:table-cell>
          <table:table-cell office:value-type="string">
            <text:p>SENHA</text:p>
          </table:table-cell>
          <table:table-cell office:value-type="string">
            <text:p>USUARIO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</table:table>
      <table:table table:name="ID_END_EMPRESA" table:style-name="ta1" table:print="false">
        <table:table-column table:style-name="co20" table:default-cell-style-name="ce1"/>
        <table:table-column table:style-name="co1" table:number-columns-repeated="6" table:default-cell-style-name="ce1"/>
        <table:table-column table:style-name="co21" table:default-cell-style-name="ce1"/>
        <table:table-row table:style-name="ro1">
          <table:table-cell office:value-type="string">
            <text:p>ID_END_EMPRESA</text:p>
          </table:table-cell>
          <table:table-cell office:value-type="string">
            <text:p>RUA</text:p>
          </table:table-cell>
          <table:table-cell office:value-type="string">
            <text:p>NUMERO</text:p>
          </table:table-cell>
          <table:table-cell office:value-type="string">
            <text:p>CEP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BAIRRO</text:p>
          </table:table-cell>
          <table:table-cell office:value-type="string">
            <text:p>ID_EMPRESA FK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</table:table>
      <table:table table:name="ID_CONTATO_EMPRESA" table:style-name="ta1" table:print="false">
        <table:table-column table:style-name="co18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row table:style-name="ro1">
          <table:table-cell office:value-type="string">
            <text:p>ID_CONTATO_EMPRESA</text:p>
          </table:table-cell>
          <table:table-cell office:value-type="string">
            <text:p>TEL</text:p>
          </table:table-cell>
          <table:table-cell office:value-type="string">
            <text:p>CEL</text:p>
          </table:table-cell>
          <table:table-cell office:value-type="string">
            <text:p>EMAIL</text:p>
          </table:table-cell>
          <table:table-cell office:value-type="string">
            <text:p>INSTAGRAM</text:p>
          </table:table-cell>
          <table:table-cell office:value-type="string">
            <text:p>FACE</text:p>
          </table:table-cell>
          <table:table-cell office:value-type="string">
            <text:p>SITE</text:p>
          </table:table-cell>
          <table:table-cell office:value-type="string">
            <text:p>ID_EMPRESA</text:p>
          </table:table-cell>
        </table:table-row>
        <table:table-row table:style-name="ro1" table:number-rows-repeated="15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</table:table>
      <table:table table:name="ID_TIPO_SERVICO" table:style-name="ta1" table:print="false"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28" table:number-columns-repeated="2" table:default-cell-style-name="ce1"/>
        <table:table-column table:style-name="co1" table:default-cell-style-name="ce1"/>
        <table:table-column table:style-name="co29" table:default-cell-style-name="ce1"/>
        <table:table-column table:style-name="co23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ID_TIPO_SERVICO</text:p>
          </table:table-cell>
          <table:table-cell office:value-type="string">
            <text:p>PEDREIRO</text:p>
          </table:table-cell>
          <table:table-cell office:value-type="string">
            <text:p>JARDINEIRO</text:p>
          </table:table-cell>
          <table:table-cell office:value-type="string">
            <text:p>PISCINEIRO</text:p>
          </table:table-cell>
          <table:table-cell office:value-type="string">
            <text:p>SEGURANCA</text:p>
          </table:table-cell>
          <table:table-cell office:value-type="string">
            <text:p>MOTOBOY</text:p>
          </table:table-cell>
          <table:table-cell office:value-type="string">
            <text:p>ENCANADOR</text:p>
          </table:table-cell>
          <table:table-cell office:value-type="string">
            <text:p>ID_EMPRESA FK</text:p>
          </table:table-cell>
          <table:table-cell table:number-columns-repeated="3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D_SERVICO" table:style-name="ta1" table:print="false"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1"/>
        <table:table-column table:style-name="co35" table:default-cell-style-name="ce1"/>
        <table:table-column table:style-name="co6" table:default-cell-style-name="Default"/>
        <table:table-column table:style-name="co36" table:default-cell-style-name="Default"/>
        <table:table-row table:style-name="ro1">
          <table:table-cell office:value-type="string">
            <text:p>ID_SERVICO</text:p>
          </table:table-cell>
          <table:table-cell office:value-type="string">
            <text:p>FOTO_SERVICO</text:p>
          </table:table-cell>
          <table:table-cell office:value-type="string">
            <text:p>SERVIÇO_PRESTADO</text:p>
          </table:table-cell>
          <table:table-cell office:value-type="string">
            <text:p>ORCAMENTO</text:p>
          </table:table-cell>
          <table:table-cell office:value-type="string">
            <text:p>DATA_INICIO</text:p>
          </table:table-cell>
          <table:table-cell office:value-type="string">
            <text:p>DATA_TERMINO</text:p>
          </table:table-cell>
          <table:table-cell office:value-type="string">
            <text:p>OBS</text:p>
          </table:table-cell>
          <table:table-cell office:value-type="string">
            <text:p>AVALIACAO</text:p>
          </table:table-cell>
          <table:table-cell office:value-type="string">
            <text:p>ID_CLIENTE FK</text:p>
          </table:table-cell>
          <table:table-cell office:value-type="string">
            <text:p>ID_EMPRESA FK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 table:number-rows-repeated="7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24/08/2022</text:date>, <text:time>22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4M10S</meta:editing-duration>
    <meta:editing-cycles>5</meta:editing-cycles>
    <meta:generator>OpenOffice/4.1.1$Win32 OpenOffice.org_project/411m6$Build-9775</meta:generator>
    <dc:date>2022-08-24T22:59:36.02</dc:date>
    <dc:creator>Elton  Tomé</dc:creator>
    <meta:document-statistic meta:table-count="8" meta:cell-count="70" meta:object-count="0"/>
    <meta:user-defined meta:name="Info 1"/>
    <meta:user-defined meta:name="Info 2"/>
    <meta:user-defined meta:name="Info 3"/>
    <meta:user-defined meta:name="Info 4"/>
  </office:meta>
</office:document-meta>
</file>